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eAdvised.fo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PointcutWithArgsMismatchTests.mismatchedArg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Aspect.doBefore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spect.doBefore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